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0c5c" officeooo:paragraph-rsid="00000c5c"/>
    </style:style>
    <style:style style:name="P2" style:family="paragraph" style:parent-style-name="Standard">
      <style:text-properties officeooo:rsid="00023e0d" officeooo:paragraph-rsid="00023e0d"/>
    </style:style>
    <style:style style:name="P3" style:family="paragraph" style:parent-style-name="Standard">
      <style:text-properties officeooo:rsid="0002fe4d" officeooo:paragraph-rsid="0002fe4d"/>
    </style:style>
    <style:style style:name="P4" style:family="paragraph" style:parent-style-name="Standard">
      <style:text-properties officeooo:rsid="000456a7" officeooo:paragraph-rsid="000456a7"/>
    </style:style>
    <style:style style:name="T1" style:family="text">
      <style:text-properties officeooo:rsid="000158b1"/>
    </style:style>
    <style:style style:name="T2" style:family="text">
      <style:text-properties officeooo:rsid="00023e0d"/>
    </style:style>
    <style:style style:name="T3" style:family="text">
      <style:text-properties officeooo:rsid="0002fe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ml, proposition du W3C, dispose d’outils de manipulation</text:p>
      <text:p text:style-name="P1"/>
      <text:p text:style-name="P1">1/ Le fichier est bien formé</text:p>
      <text:p text:style-name="P1"><text:tab/>→ xmllint films.xml</text:p>
      <text:p text:style-name="P1"><text:tab/><text:tab/>→ cela affiche le fichier</text:p>
      <text:p text:style-name="P1">2/ Le fichier est valide</text:p>
      <text:p text:style-name="P1"><text:tab/>→ xmllint --dtdvalid films.dtd films.xml</text:p>
      <text:p text:style-name="P1"/>
      <text:p text:style-name="P1">Les premières feuilles de styles</text:p>
      <text:p text:style-name="P1"/>
      <text:p text:style-name="P1">3/ Cette feuille de style parcourt l’arbre dans l’ordre ‘no<text:span text:style-name="T1">rma</text:span>l’</text:p>
      <text:p text:style-name="P1"/>
      <text:p text:style-name="P1">4/ <text:span text:style-name="T2">Cette fois-ci on parcours uniquement l’element Prenom </text:span></text:p>
      <text:p text:style-name="P1"/>
      <text:p text:style-name="P2">5/ <text:span text:style-name="T3">Celle ci modifie le comportement par défaut. De base dès qu’on arrive sur une “feuille” elle est affiché. Maintenant vu qu’on a une balise vide, cela ne fait rien</text:span></text:p>
      <text:p text:style-name="P2"/>
      <text:p text:style-name="P3">6/ </text:p>
      <text:p text:style-name="P3"/>
      <text:p text:style-name="P4">7/ A premiere vu, l’expression &lt;xsl:strip-space elements=”*”/&gt; evite d’afficher les éléments vides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1-11-24T16:52:45.465000000</dc:date>
    <meta:editing-duration>PT9M58S</meta:editing-duration>
    <meta:editing-cycles>2</meta:editing-cycles>
    <meta:document-statistic meta:table-count="0" meta:image-count="0" meta:object-count="0" meta:page-count="1" meta:paragraph-count="12" meta:word-count="99" meta:character-count="616" meta:non-whitespace-character-count="524"/>
  </office:meta>
</office:document-meta>
</file>